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AED0000020AE8E07A1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6pt" style:font-size-asian="18pt" style:font-size-complex="18pt"/>
    </style:style>
    <style:style style:name="T1" style:family="text">
      <style:text-properties fo:font-size="96pt" style:font-size-asian="18pt" style:font-size-complex="1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68cm" svg:height="4.418cm" svg:x="4.26cm" svg:y="3.202cm">
          <draw:image xlink:href="Pictures/1000020100000AED0000020AE8E07A15.png" xlink:type="simple" xlink:show="embed" xlink:actuate="onLoad">
            <text:p/>
          </draw:image>
        </draw:frame>
        <draw:custom-shape draw:style-name="gr2" draw:text-style-name="P1" draw:layer="layout" svg:width="27.94cm" svg:height="21.59cm" svg:x="61.59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61.59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61.595cm" svg:y="59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59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2.74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2.74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2.74cm" svg:y="59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32.18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32.18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32.185cm" svg:y="59.6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3.086cm" svg:height="4.036cm" svg:x="29.845cm" svg:y="3.81cm">
          <draw:text-box>
            <text:p><text:span text:style-name="T1">Poisoned by the Compiler-- Optimizations Gone Wrong</text:span></text:p>
          </draw:text-box>
        </draw:frame>
        <draw:line draw:style-name="gr4" draw:text-style-name="P1" draw:layer="layout" svg:x1="31.315cm" svg:y1="10.16cm" svg:x2="31.315cm" svg:y2="82.55cm">
          <text:p/>
        </draw:line>
        <draw:line draw:style-name="gr4" draw:text-style-name="P1" draw:layer="layout" svg:x1="60.86cm" svg:y1="10.16cm" svg:x2="60.96cm" svg:y2="82.55cm">
          <text:p/>
        </draw:line>
        <draw:line draw:style-name="gr4" draw:text-style-name="P1" draw:layer="layout" svg:x1="90.07cm" svg:y1="10.795cm" svg:x2="90.17cm" svg:y2="83.185cm">
          <text:p/>
        </draw:line>
        <draw:frame draw:style-name="gr5" draw:layer="layout" svg:width="57.15cm" svg:height="5.767cm" svg:x="61.595cm" svg:y="83.185cm">
          <draw:text-box>
            <text:p><text:span text:style-name="T2">Acknowledgements</text:span></text:p>
            <text:p><text:span text:style-name="T3">[LLVM Developer Mailing List] The LLVM Developer Mailing List, including David Majnemer, Sanjoy Das, Nuno Lopes, Chandler Carruth, John Regehr, and many others. </text:span></text:p>
            <text:p><text:span text:style-name="T4"/></text:p>
          </draw:text-box>
        </draw:frame>
        <draw:frame draw:style-name="gr5" draw:layer="layout" svg:width="57.149cm" svg:height="4.98cm" svg:x="3.175cm" svg:y="83.285cm">
          <draw:text-box>
            <text:p><text:span text:style-name="T2">Footnotes:</text:span></text:p>
            <text:p><text:span text:style-name="T4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fo:font-family="'Liberation Sans'" style:font-family-generic="roman" style:font-pitch="variable" fo:font-size="139.300003051758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1cm" fo:text-indent="0cm"/>
      <style:text-properties fo:font-size="1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6cm" fo:text-indent="0cm"/>
      <style:text-properties fo:font-size="104.5999984741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7cm" fo:text-indent="0cm"/>
      <style:text-properties fo:font-size="87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91.600006103516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6cm" svg:y="3.644cm" presentation:class="title" presentation:placeholder="true">
        <draw:text-box/>
      </draw:frame>
      <draw:frame presentation:style-name="Default-outline1" draw:layer="backgroundobjects" svg:width="109.724cm" svg:height="53.035cm" svg:x="6.096cm" svg:y="21.396cm" presentation:class="outline" presentation:placeholder="true">
        <draw:text-box/>
      </draw:frame>
      <draw:frame presentation:style-name="Mpr1" draw:text-style-name="MP1" draw:layer="backgroundobjects" svg:width="28.403cm" svg:height="6.305cm" svg:x="6.096cm" svg:y="83.30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8.644cm" svg:height="6.305cm" svg:x="41.696cm" svg:y="83.30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8.403cm" svg:height="6.305cm" svg:x="87.416cm" svg:y="83.30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3H8M6S</meta:editing-duration>
    <meta:editing-cycles>8</meta:editing-cycles>
    <dc:date>2015-02-16T12:51:24</dc:date>
    <dc:creator>Christian Schreiner</dc:creator>
    <meta:generator>LibreOffice/4.0.4.2$Linux_X86_64 LibreOffice_project/400m0$Build-2</meta:generator>
    <meta:document-statistic meta:object-count="42"/>
  </office:meta>
</office:document-meta>
</file>